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formation" style:family="table">
      <style:table-properties style:width="7.4347in" fo:margin-left="-0.2014in" table:align="left"/>
    </style:style>
    <style:style style:name="Information.A" style:family="table-column">
      <style:table-column-properties style:column-width="1.875in"/>
    </style:style>
    <style:style style:name="Information.B" style:family="table-column">
      <style:table-column-properties style:column-width="3.1903in"/>
    </style:style>
    <style:style style:name="Information.C" style:family="table-column">
      <style:table-column-properties style:column-width="2.3694in"/>
    </style:style>
    <style:style style:name="Information.A1" style:family="table-cell">
      <style:table-cell-properties fo:padding="0.0382in" fo:border="none"/>
    </style:style>
    <style:style style:name="Information.A2" style:family="table-cell">
      <style:table-cell-properties fo:padding="0.0382in" fo:border-left="none" fo:border-right="none" fo:border-top="none" fo:border-bottom="0.05pt solid #eeeeee"/>
    </style:style>
    <style:style style:name="Table1" style:family="table">
      <style:table-properties style:width="7.3701in" fo:margin-left="-0.1757in" table:align="left"/>
    </style:style>
    <style:style style:name="Table1.A" style:family="table-column">
      <style:table-column-properties style:column-width="5.0653in"/>
    </style:style>
    <style:style style:name="Table1.B" style:family="table-column">
      <style:table-column-properties style:column-width="2.3049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padding="0.0382in" fo:border-left="none" fo:border-right="none" fo:border-top="none" fo:border-bottom="0.05pt solid #eeeeee"/>
    </style:style>
    <style:style style:name="Table2" style:family="table">
      <style:table-properties style:width="7.3701in" fo:margin-left="-0.1757in" table:align="left"/>
    </style:style>
    <style:style style:name="Table2.A" style:family="table-column">
      <style:table-column-properties style:column-width="5.0653in"/>
    </style:style>
    <style:style style:name="Table2.B" style:family="table-column">
      <style:table-column-properties style:column-width="2.3049in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5pt solid #eeeeee"/>
    </style:style>
    <style:style style:name="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P3" style:family="paragraph" style:parent-style-name="Text_20_body">
      <style:text-properties style:font-name="Liberation Serif" officeooo:paragraph-rsid="0030dbc7"/>
    </style:style>
    <style:style style:name="P4" style:family="paragraph" style:parent-style-name="Standard">
      <style:text-properties style:font-name="Liberation Serif" fo:font-size="12pt" fo:font-weight="normal" officeooo:rsid="00188bc6" officeooo:paragraph-rsid="00188bc6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759b9" officeooo:paragraph-rsid="001759b9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bc84d" officeooo:paragraph-rsid="002bc84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ebc7d" officeooo:paragraph-rsid="004008d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bold" officeooo:rsid="001ebc7d" officeooo:paragraph-rsid="004008d6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transparent" style:font-size-asian="12pt" style:font-size-complex="12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759b9" officeooo:paragraph-rsid="001759b9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5b0d03" officeooo:paragraph-rsid="005b0d03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master-page-name="">
      <style:paragraph-properties style:page-number="auto"/>
    </style:style>
    <style:style style:name="P13" style:family="paragraph" style:parent-style-name="Table_20_Contents">
      <style:text-properties fo:font-style="normal" style:text-underline-style="none" fo:font-weight="bold" officeooo:rsid="001244de" officeooo:paragraph-rsid="001345b2" style:font-style-asian="normal" style:font-weight-asian="bold" style:font-style-complex="normal" style:font-weight-complex="bold"/>
    </style:style>
    <style:style style:name="P14" style:family="paragraph" style:parent-style-name="Table_20_Contents">
      <style:text-properties fo:font-style="normal" style:text-underline-style="none" fo:font-weight="normal" officeooo:rsid="001244de" officeooo:paragraph-rsid="001345b2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fo:font-style="normal" style:text-underline-style="solid" style:text-underline-width="auto" style:text-underline-color="font-color" fo:font-weight="bold" officeooo:rsid="0010f707" officeooo:paragraph-rsid="0010f707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officeooo:rsid="001244de" officeooo:paragraph-rsid="001244de"/>
    </style:style>
    <style:style style:name="P17" style:family="paragraph" style:parent-style-name="Table_20_Contents">
      <style:text-properties officeooo:rsid="001244de" officeooo:paragraph-rsid="001345b2"/>
    </style:style>
    <style:style style:name="P18" style:family="paragraph" style:parent-style-name="Table_20_Contents">
      <style:text-properties officeooo:rsid="0012d256" officeooo:paragraph-rsid="001345b2"/>
    </style:style>
    <style:style style:name="P19" style:family="paragraph" style:parent-style-name="Table_20_Contents">
      <style:text-properties style:text-underline-style="solid" style:text-underline-width="auto" style:text-underline-color="font-color" fo:font-weight="bold" officeooo:rsid="00275eaf" officeooo:paragraph-rsid="00275eaf" style:font-weight-asian="bold" style:font-weight-complex="bold"/>
    </style:style>
    <style:style style:name="P20" style:family="paragraph" style:parent-style-name="Table_20_Contents">
      <style:text-properties style:font-name="Liberation Serif" fo:font-size="12pt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165a10" officeooo:paragraph-rsid="001759b9" style:font-size-asian="12pt" style:font-size-complex="12pt"/>
    </style:style>
    <style:style style:name="P22" style:family="paragraph" style:parent-style-name="Table_20_Contents">
      <style:text-properties style:font-name="Liberation Serif" fo:font-size="12pt" officeooo:rsid="00165a10" officeooo:paragraph-rsid="00165a10" style:font-size-asian="12pt" style:font-size-complex="12pt"/>
    </style:style>
    <style:style style:name="P23" style:family="paragraph" style:parent-style-name="Table_20_Contents">
      <style:text-properties style:font-name="Liberation Serif" fo:font-size="12pt" officeooo:rsid="00188bc6" officeooo:paragraph-rsid="00188bc6" style:font-size-asian="12pt" style:font-size-complex="12pt"/>
    </style:style>
    <style:style style:name="P24" style:family="paragraph" style:parent-style-name="Table_20_Contents">
      <style:text-properties style:font-name="Liberation Serif" fo:font-size="12pt" officeooo:rsid="0019d744" officeooo:paragraph-rsid="0019d744" style:font-size-asian="12pt" style:font-size-complex="12pt"/>
    </style:style>
    <style:style style:name="P25" style:family="paragraph" style:parent-style-name="Table_20_Contents">
      <style:text-properties style:font-name="Liberation Serif" fo:font-size="12pt" officeooo:rsid="0019d744" officeooo:paragraph-rsid="00165a10" style:font-size-asian="12pt" style:font-size-complex="12pt"/>
    </style:style>
    <style:style style:name="P26" style:family="paragraph" style:parent-style-name="Table_20_Contents">
      <style:text-properties style:font-name="Liberation Serif" fo:font-size="12pt" officeooo:rsid="00206dcf" officeooo:paragraph-rsid="00206dcf" style:font-size-asian="12pt" style:font-size-complex="12pt"/>
    </style:style>
    <style:style style:name="P27" style:family="paragraph" style:parent-style-name="Table_20_Contents">
      <style:text-properties style:font-name="Liberation Serif" fo:font-size="12pt" officeooo:rsid="0021c95e" officeooo:paragraph-rsid="0021c95e" style:font-size-asian="12pt" style:font-size-complex="12pt"/>
    </style:style>
    <style:style style:name="P28" style:family="paragraph" style:parent-style-name="Table_20_Contents">
      <style:text-properties style:font-name="Liberation Serif" fo:font-size="12pt" officeooo:rsid="001759b9" officeooo:paragraph-rsid="001759b9" style:font-size-asian="12pt" style:font-size-complex="12pt"/>
    </style:style>
    <style:style style:name="P29" style:family="paragraph" style:parent-style-name="Table_20_Contents">
      <style:text-properties style:font-name="Liberation Serif" fo:font-size="12pt" officeooo:rsid="005b0d03" officeooo:paragraph-rsid="005b0d03" style:font-size-asian="12pt" style:font-size-complex="12pt"/>
    </style:style>
    <style:style style:name="P30" style:family="paragraph" style:parent-style-name="Table_20_Contents">
      <style:text-properties style:font-name="Liberation Serif" fo:font-size="12pt" style:text-underline-style="solid" style:text-underline-width="auto" style:text-underline-color="font-color" fo:font-weight="bold" officeooo:rsid="0015ad06" officeooo:paragraph-rsid="0015ad06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officeooo:rsid="002e797f" officeooo:paragraph-rsid="002e797f"/>
    </style:style>
    <style:style style:name="P32" style:family="paragraph" style:parent-style-name="Table_20_Contents">
      <style:text-properties officeooo:rsid="00303f8d" officeooo:paragraph-rsid="00303f8d"/>
    </style:style>
    <style:style style:name="P33" style:family="paragraph" style:parent-style-name="Table_20_Contents">
      <style:text-properties officeooo:rsid="0030dbc7" officeooo:paragraph-rsid="0030dbc7"/>
    </style:style>
    <style:style style:name="P34" style:family="paragraph" style:parent-style-name="Table_20_Contents">
      <style:text-properties officeooo:rsid="00443e27" officeooo:paragraph-rsid="00443e27"/>
    </style:style>
    <style:style style:name="P35" style:family="paragraph" style:parent-style-name="Table_20_Contents">
      <style:text-properties officeooo:rsid="001bc4c1" officeooo:paragraph-rsid="001345b2"/>
    </style:style>
    <style:style style:name="P36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345b2" style:font-weight-asian="bold" style:font-weight-complex="bold"/>
    </style:style>
    <style:style style:name="P37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fo:font-weight="bold" officeooo:rsid="001244de" officeooo:paragraph-rsid="0015a2b2" style:font-weight-asian="bold" style:font-weight-complex="bold"/>
    </style:style>
    <style:style style:name="P3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1f497d" style:font-name="Calibri" fo:font-size="11pt" fo:letter-spacing="normal" fo:font-style="normal" fo:font-weight="normal"/>
    </style:style>
    <style:style style:name="P39" style:family="paragraph" style:parent-style-name="Standard" style:list-style-name="L2">
      <style:text-properties officeooo:paragraph-rsid="001c099f"/>
    </style:style>
    <style:style style:name="P40" style:family="paragraph" style:parent-style-name="Standard" style:list-style-name="L3">
      <style:text-properties style:font-name="Liberation Serif" fo:font-size="12pt" fo:font-weight="normal" officeooo:rsid="0036c0e9" officeooo:paragraph-rsid="0036c0e9" style:font-size-asian="12pt" style:font-weight-asian="normal" style:font-size-complex="12pt" style:font-weight-complex="normal"/>
    </style:style>
    <style:style style:name="P41" style:family="paragraph" style:parent-style-name="Standard" style:list-style-name="L3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89ce2" officeooo:paragraph-rsid="00389ce2" style:text-blinking="false" fo:background-color="transparent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text-properties officeooo:paragraph-rsid="00443e27"/>
    </style:style>
    <style:style style:name="P43" style:family="paragraph" style:parent-style-name="Standard" style:list-style-name="L4">
      <style:text-properties officeooo:rsid="00492bc4" officeooo:paragraph-rsid="00492bc4"/>
    </style:style>
    <style:style style:name="P44" style:family="paragraph" style:parent-style-name="Table_20_Contents" style:list-style-name="L5">
      <style:text-properties officeooo:rsid="002d2ace" officeooo:paragraph-rsid="002d2ace"/>
    </style:style>
    <style:style style:name="P45" style:family="paragraph" style:parent-style-name="Table_20_Contents" style:list-style-name="L6">
      <style:text-properties officeooo:rsid="002d2ace" officeooo:paragraph-rsid="002d2ace"/>
    </style:style>
    <style:style style:name="P46" style:family="paragraph" style:parent-style-name="Table_20_Contents">
      <style:text-properties officeooo:rsid="002d2ace" officeooo:paragraph-rsid="002d2ace"/>
    </style:style>
    <style:style style:name="P47" style:family="paragraph" style:parent-style-name="Table_20_Contents" style:list-style-name="L7">
      <style:text-properties officeooo:rsid="0030dbc7" officeooo:paragraph-rsid="0030dbc7"/>
    </style:style>
    <style:style style:name="P48" style:family="paragraph" style:parent-style-name="Table_20_Contents" style:list-style-name="L5">
      <style:text-properties officeooo:rsid="005e5c7c" officeooo:paragraph-rsid="005e5c7c"/>
    </style:style>
    <style:style style:name="P49" style:family="paragraph" style:parent-style-name="Table_20_Contents" style:list-style-name="L1">
      <loext:graphic-properties draw:fill="none"/>
      <style:paragraph-properties fo:margin-left="0.6252in" fo:margin-right="0in" fo:text-indent="-0.5in" style:auto-text-indent="false" fo:background-color="transparent" text:number-lines="false" text:line-number="0">
        <style:tab-stops>
          <style:tab-stop style:position="-0.3126in"/>
        </style:tab-stops>
      </style:paragraph-properties>
      <style:text-properties fo:font-style="normal" style:text-underline-style="none" fo:font-weight="normal" officeooo:rsid="00500813" officeooo:paragraph-rsid="0050907b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9d28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b711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3a4a38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bc4c1" style:text-blinking="false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099f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90ce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33e40b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513c9"/>
    </style:style>
    <style:style style:name="T13" style:family="text">
      <style:text-properties officeooo:rsid="0015a2b2"/>
    </style:style>
    <style:style style:name="T14" style:family="text">
      <style:text-properties officeooo:rsid="001759b9"/>
    </style:style>
    <style:style style:name="T15" style:family="text">
      <style:text-properties officeooo:rsid="0018c505"/>
    </style:style>
    <style:style style:name="T1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58258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443e27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459fcc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476710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4c33aa" style:font-size-asian="12pt" style:font-weight-asian="normal" style:font-size-complex="12pt" style:font-weight-complex="normal"/>
    </style:style>
    <style:style style:name="T22" style:family="text">
      <style:text-properties officeooo:rsid="00303f8d"/>
    </style:style>
    <style:style style:name="T23" style:family="text">
      <style:text-properties officeooo:rsid="00413f31"/>
    </style:style>
    <style:style style:name="T24" style:family="text">
      <style:text-properties officeooo:rsid="0043ad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Information" table:style-name="Information">
        <table:table-column table:style-name="Information.A"/>
        <table:table-column table:style-name="Information.B"/>
        <table:table-column table:style-name="Information.C"/>
        <table:table-row>
          <table:table-cell table:style-name="Information.A1" table:number-columns-spanned="2" office:value-type="string">
            <text:p text:style-name="P15">Education</text:p>
          </table:table-cell>
          <table:covered-table-cell/>
          <table:table-cell table:style-name="Information.A1" office:value-type="string">
            <text:p text:style-name="P16"/>
          </table:table-cell>
        </table:table-row>
        <table:table-row>
          <table:table-cell table:style-name="Information.A2" office:value-type="string">
            <text:p text:style-name="P13">University of Minnesota</text:p>
            <text:p text:style-name="P14">Relevant Coursework: </text:p>
          </table:table-cell>
          <table:table-cell table:style-name="Information.A2" office:value-type="string">
            <text:p text:style-name="P13"/>
            <text:list xml:id="list753815246" text:style-name="L1">
              <text:list-item>
                <text:p text:style-name="P49">Discrete Structures</text:p>
              </text:list-item>
              <text:list-item>
                <text:p text:style-name="P49">Numerical Analysis</text:p>
              </text:list-item>
              <text:list-item>
                <text:p text:style-name="P49">Algorithms / Data Structures</text:p>
              </text:list-item>
            </text:list>
          </table:table-cell>
          <table:table-cell table:style-name="Information.A2" office:value-type="string">
            <text:p text:style-name="P35">September 2016 – Current</text:p>
            <text:p text:style-name="P17">Minneapolis, MN</text:p>
          </table:table-cell>
        </table:table-row>
        <table:table-row>
          <table:table-cell table:style-name="Information.A1" table:number-columns-spanned="2" office:value-type="string">
            <text:p text:style-name="P36"><text:span text:style-name="T12">Univ</text:span>ersity of Minnesota</text:p>
            <text:p text:style-name="P37">College of Liberal Arts <text:s/><text:span text:style-name="T13">- </text:span><text:span text:style-name="T11">Bachelor of Arts: Philosophy</text:span></text:p>
          </table:table-cell>
          <table:covered-table-cell/>
          <table:table-cell table:style-name="Information.A1" office:value-type="string">
            <text:p text:style-name="P18">Graduated: May 2013</text:p>
            <text:p text:style-name="P18">Minneapolis, MN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Employment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9"><text:bookmark text:name="docs-internal-guid-56dc6099-6488-7ccc-e05c-71c3fd6fc96c"/>Virtual Radiologic Professionals</text:p>
            <text:p text:style-name="P4"><text:span text:style-name="T3">Applications </text:span><text:span text:style-name="T5">Coordinator</text:span></text:p>
            <text:p text:style-name="P10">Credentialing Specialist</text:p>
            <text:list xml:id="list2198356697" text:style-name="L2">
              <text:list-item>
                <text:p text:style-name="P39"><text:span text:style-name="T9">B</text:span><text:span text:style-name="T7">uild automated reports for multiple </text:span><text:span text:style-name="T10">departments</text:span></text:p>
              </text:list-item>
              <text:list-item>
                <text:p text:style-name="P39"><text:span text:style-name="T7">Obtain primary source </text:span><text:span text:style-name="T8">verification</text:span></text:p>
              </text:list-item>
            </text:list>
            <text:p text:style-name="P5"><text:span text:style-name="T3">Application Specialist </text:span><text:span text:style-name="T4">L2</text:span></text:p>
            <text:p text:style-name="P6"><text:span text:style-name="T4">A</text:span><text:span text:style-name="T3">pplication Specialist L1</text:span></text:p>
            <text:list xml:id="list4267983701" text:style-name="L3">
              <text:list-item>
                <text:p text:style-name="P40"><text:span text:style-name="T3">Build pseud</text:span><text:span text:style-name="T6">o</text:span><text:span text:style-name="T3">-SQL code for automation</text:span></text:p>
              </text:list-item>
              <text:list-item>
                <text:p text:style-name="P41">Examine documents for correctness</text:p>
              </text:list-item>
            </text:list>
            <text:p text:style-name="P11">Temporary Application Specialist</text:p>
          </table:table-cell>
          <table:table-cell table:style-name="Table1.A2" office:value-type="string">
            <text:p text:style-name="P21">Eden Prairie, MN</text:p>
            <text:p text:style-name="P23">October 2016 – Current</text:p>
            <text:p text:style-name="P22">March 2016 – <text:span text:style-name="T14">October 2016</text:span></text:p>
            <text:p text:style-name="P22"/>
            <text:p text:style-name="P25"/>
            <text:p text:style-name="P24">October 201<text:span text:style-name="T23">5</text:span> – March 2016</text:p>
            <text:p text:style-name="P28"><text:span text:style-name="T15">November</text:span> 2015 – <text:span text:style-name="T15">October 2015</text:span></text:p>
            <text:p text:style-name="P28"/>
            <text:p text:style-name="P28"/>
            <text:p text:style-name="P29">October 2014 - </text:p>
          </table:table-cell>
        </table:table-row>
        <table:table-row>
          <table:table-cell table:style-name="Table1.A1" office:value-type="string">
            <text:p text:style-name="P8">Mary T. Inc.</text:p>
            <text:p text:style-name="P7">Direct Support Professional</text:p>
            <text:list xml:id="list754386599" text:style-name="L4">
              <text:list-item>
                <text:p text:style-name="P42"><text:span text:style-name="T17">I</text:span><text:span text:style-name="T18">ndependent, m</text:span><text:span text:style-name="T17">ultitasking </text:span><text:span text:style-name="T19">of va</text:span><text:span text:style-name="T21">r</text:span><text:span text:style-name="T19">ied</text:span><text:span text:style-name="T17"> </text:span><text:span text:style-name="T20">tasks</text:span></text:p>
              </text:list-item>
              <text:list-item>
                <text:p text:style-name="P43"><text:span text:style-name="T17">M</text:span><text:span text:style-name="T16">aintain detailed records of daily events</text:span></text:p>
              </text:list-item>
            </text:list>
          </table:table-cell>
          <table:table-cell table:style-name="Table1.A1" office:value-type="string">
            <text:p text:style-name="P26">Coon Rapids, MN</text:p>
            <text:p text:style-name="P27">July 2013 – May 2016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Skills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6">Programming Languages</text:p>
            <text:list xml:id="list712839597" text:style-name="L5">
              <text:list-item>
                <text:p text:style-name="P44">Java, <text:span text:style-name="T24">Python</text:span>, <text:span text:style-name="T22">VBA (Excel)</text:span></text:p>
              </text:list-item>
              <text:list-item>
                <text:p text:style-name="P48">1Z0-808 Java SE 8 Programmer I Certified</text:p>
              </text:list-item>
            </text:list>
            <text:list xml:id="list1995795956" text:style-name="L6">
              <text:list-item>
                <text:p text:style-name="P45">VB, C++</text:p>
              </text:list-item>
            </text:list>
          </table:table-cell>
          <table:table-cell table:style-name="Table2.A2" office:value-type="string">
            <text:p text:style-name="Table_20_Contents"/>
            <text:p text:style-name="P31">Experienced</text:p>
            <text:p text:style-name="P31">Basic</text:p>
          </table:table-cell>
        </table:table-row>
        <table:table-row>
          <table:table-cell table:style-name="Table2.A1" office:value-type="string">
            <text:p text:style-name="P32">Office Programs</text:p>
            <text:list xml:id="list3073462021" text:style-name="L7">
              <text:list-item>
                <text:p text:style-name="P47">Microsoft Office / Outlook</text:p>
              </text:list-item>
              <text:list-item>
                <text:p text:style-name="P47">Adobe Acrobat</text:p>
              </text:list-item>
            </text:list>
          </table:table-cell>
          <table:table-cell table:style-name="Table2.A1" office:value-type="string">
            <text:p text:style-name="Table_20_Contents"/>
            <text:p text:style-name="P33">Expert</text:p>
            <text:p text:style-name="P33">Expert</text:p>
          </table:table-cell>
        </table:table-row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8">2/2/105 – New Hire – Applications Specialist L1</text:p>
      <text:p text:style-name="P38">10/25/2015 – Promotion – Applications Specialist L2</text:p>
      <text:p text:style-name="P38">3/13/2016 – Promotion – Credentialing Coordinator</text:p>
      <text:p text:style-name="P38">9/11/2016 – Full Time to Part Time  - Applications Spcialist</text:p>
      <text:p text:style-name="P38">10/23/2016 – Reclassification – Applications Coordinato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4.5in" fo:margin-right="0in" fo:margin-top="0in" fo:margin-bottom="0in" loext:contextual-spacing="false" fo:line-height="120%" fo:text-indent="-4.5in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8pt" fo:font-style="normal" style:text-underline-style="none" fo:font-weight="bold" officeooo:paragraph-rsid="0030dbc7" style:text-blinking="false" fo:background-color="transparent"/>
    </style:style>
    <style:style style:name="M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0dbc7" style:text-blinking="false" fo:background-color="transparent"/>
    </style:style>
    <style:style style:name="MP3" style:family="paragraph" style:parent-style-name="Text_20_body">
      <style:text-properties style:font-name="Liberation Serif" officeooo:paragraph-rsid="0030dbc7"/>
    </style:style>
    <style:style style:name="MT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M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0fd79d" style:text-blinking="false" fo:background-color="transparent" loext:char-shading-value="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Jacob Scherber</text:p>
        <text:p text:style-name="MP2">1010 Lake Street NE #222</text:p>
        <text:p text:style-name="MP2">Hopkins, MN 55343</text:p>
        <text:p text:style-name="MP3"><text:span text:style-name="MT1">jgscherber@gmail.com </text:span><text:span text:style-name="MT2">| </text:span><text:span text:style-name="MT1">(612) 709-0685</text:span> 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8:21:06.853000000</meta:creation-date>
    <dc:date>2017-08-31T11:57:43.335000000</dc:date>
    <meta:editing-duration>PT1H54M50S</meta:editing-duration>
    <meta:editing-cycles>65</meta:editing-cycles>
    <meta:generator>LibreOffice/5.3.0.3$Windows_X86_64 LibreOffice_project/7074905676c47b82bbcfbea1aeefc84afe1c50e1</meta:generator>
    <meta:print-date>2017-04-12T21:45:35.216000000</meta:print-date>
    <meta:document-statistic meta:table-count="3" meta:image-count="0" meta:object-count="0" meta:page-count="2" meta:paragraph-count="56" meta:word-count="201" meta:character-count="1430" meta:non-whitespace-character-count="1279"/>
  </office:meta>
</office:document-meta>
</file>